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8" style:family="paragraph" style:parent-style-name="Standard">
      <style:paragraph-properties fo:margin-top="0cm" fo:margin-bottom="0.353cm" loext:contextual-spacing="false" fo:line-height="115%" fo:text-align="justify" style:justify-single-word="false" fo:break-before="auto" fo:break-after="auto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margin-top="0cm" fo:margin-bottom="0.353cm" loext:contextual-spacing="false"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10" style:family="paragraph" style:parent-style-name="Standard" style:master-page-name="Standard">
      <style:paragraph-properties fo:line-height="115%" fo:text-align="justify" style:justify-single-word="false" style:page-number="auto" fo:break-before="auto" fo:break-after="auto" style:writing-mode="lr-tb"/>
    </style:style>
    <style:style style:name="P1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Droga Księżniczko Celestio.</text:span></text:p>
      <text:p text:style-name="P5"/>
      <text:p text:style-name="P2"><text:span text:style-name="T1">Podróż EqueBusem to istna mordęga. Brak miejsca na kopyta nie rekompensuje ceny biletu. Choć przejazd przez Łódź był... radosny. Gandzia to dopiero ma tam wesoło. Do Wrocławia powinniśmy dojechać z samego rana.</text:span></text:p>
      <text:p text:style-name="P5"/>
      <text:p text:style-name="P3"><text:span text:style-name="T1">Twoja wierna uczennica Twilight Sparkle</text:span></text:p>
      <text:p text:style-name="P5"/>
      <text:p text:style-name="P2"><text:span text:style-name="T2">– Co tam skrobiesz? – zapytała Celestia. Zwinięta w eleganckiego precelkorożca, podobnie jak Luna i Chrysalis, cierpiała okrutnie. Miejsca w EqueBusie były ledwo wystarczające dla zwykłego kucyka.</text:span></text:p>
      <text:p text:style-name="P6"/>
      <text:p text:style-name="P2"><text:span text:style-name="T2">– Powinnam się nadać jako walizka – mruknęła Chrysalis.</text:span></text:p>
      <text:p text:style-name="P6"/>
      <text:p text:style-name="P2"><text:span text:style-name="T2">– Żeby to było jeszcze jakieś miejsce. Maud zapchała cały luk żwirem – obruszyła się Luna.</text:span></text:p>
      <text:p text:style-name="P6"/>
      <text:p text:style-name="P2"><text:span text:style-name="T2">– I herbatnikami – dodała Celestia. – Po co ci tyle tego?</text:span></text:p>
      <text:p text:style-name="P6"/>
      <text:p text:style-name="P2"><text:span text:style-name="T2">– U Maud Sis? – odpowiedziała Maud.</text:span></text:p>
      <text:p text:style-name="P6"/>
      <text:p text:style-name="P7">---</text:p>
      <text:p text:style-name="P6"/>
      <text:p text:style-name="P2"><text:span text:style-name="T2">– Jeszcze nigdy nie widziałam żywego Psorasa – pisnęła Fluttershy. – Nawet w Cwałowskim ZOO takiego nie mają. Widziałam za to w książce jego zdjęcie. To takie urocze, przytulaśne stworzonka. Dwa metry wzrostu, bez futerka, podobno nawet potrafią mówić – Fluttershy nakręcała się coraz bardziej.</text:span></text:p>
      <text:p text:style-name="P6"/>
      <text:p text:style-name="P2"><text:span text:style-name="T2">– A to nie idziemy do Spidiego? – Twilight zerknęła na program. – Będzie mówił o broni i uzbrojeniu.</text:span></text:p>
      <text:p text:style-name="P6"/>
      <text:p text:style-name="P2"><text:span text:style-name="T2">– Nuuuuuda – ziewnęła Celestia – Nic nowego. Ja tu jestem od robiących krzywdę gratów. Wymyśliłam dla naszej armii wszystko, co tylko można było. Łącznie z bojowym wykorzystaniem produktów spożywczych. A ten Psoras to ładny chociaż? – wtrąciła się na koniec Molestia.</text:span></text:p>
      <text:p text:style-name="P6"/>
      <text:p text:style-name="P2"><text:span text:style-name="T2">– Słodziutki – pisnęła Fluttershy. Z zachwytu aż podfrunęła do góry. – No zobaczcie sami. – Podała tom trzeci Wielkiej Encyclopedii Gatunków Wymierających. Szybko znalazła odpowiednią stronę i wskazała kopytkiem zdjęcie.</text:span></text:p>
      <text:p text:style-name="P6"/>
      <text:p text:style-name="P2"><text:soft-page-break/><text:span text:style-name="T2">– To ja już nie chcę – Molestia wyraziła swój zachwyt. – Co najwyżej mogę posłuchać jak mówi. Idziemy?</text:span></text:p>
      <text:p text:style-name="P6"/>
      <text:p text:style-name="P2"><text:span text:style-name="T2">Pozostałe kuce skinęły głowami i weszły do małej sali. </text:span></text:p>
      <text:p text:style-name="P6"/>
      <text:p text:style-name="P2"><text:span text:style-name="T2">– Na brodę Celestii. To on! <text:s/>– Fluttershy wystrzeliła do przodu i niemalże przekraczając barierę dźwięku, dopadła swą ofiarę. Niczym ogromnym imadłem, ścisnęła Psorasa swymi kopytkami. </text:span></text:p>
      <text:p text:style-name="P6"/>
      <text:p text:style-name="P2"><text:span text:style-name="T2">– Łojejejejejejejejejejejejejejej – piszczała z zachwytu. Psoras też piszczał, próbując złapać choć najmniejszy oddech. Maud złapała Drżyłoszkę za ogon i odciągnęła na bok, podczas gdy Celestia za pomocą solidnego łomu wyzwoliła Psorasa od żółtej cukrzycy.</text:span></text:p>
      <text:p text:style-name="P6"/>
      <text:p text:style-name="P2"><text:span text:style-name="T2">– Tak więc – Psoras starał się doprowadzić do porządku. – Ludzie w Equestrii....</text:span></text:p>
      <text:p text:style-name="P6"/>
      <text:p text:style-name="P2"><text:span text:style-name="T2">– No ale zamknęłam wszystkie przejścia w Everfree! – krzyknęła Celestia. – Do tego hordy hydr, mantykor i patykowilków powinny skutecznie zeżreć każdego człowieka, jaki wpada tu z wizytą. Za co ja im płacę! Od przyszłego miesiąca podniosę im limity zżeranych ludzi i tandetnych OCeków! I nawet nie dostaną herbatników na święta!</text:span></text:p>
      <text:p text:style-name="P6"/>
      <text:p text:style-name="P2"><text:span text:style-name="T2">Sala zbladła, widząc furię samej Pani Dnia. Tymczasem Psoras niestrudzenie kontynuował swój wykład... Świetny wykład.</text:span></text:p>
      <text:p text:style-name="P6"/>
      <text:p text:style-name="P7">---</text:p>
      <text:p text:style-name="P7"/>
      <text:p text:style-name="P2"><text:span text:style-name="T2">– To teraz co robimy? – Twilight już chyba setny raz zajrzała w program spędu.</text:span></text:p>
      <text:p text:style-name="P6"/>
      <text:p text:style-name="P2"><text:span text:style-name="T2">– Ja tam idę na Szczyt Fanfikowy – odpowiedział Kredke. – Posłuchać Dolara. Wie Wasza Wysokość, ten, co się Waszej Wysokości do plota przyssał. I z rana częstował mielonymi.</text:span></text:p>
      <text:p text:style-name="P6"/>
      <text:p text:style-name="P2"><text:span text:style-name="T2">– A, ten... – Celestia nie kryła zażenowania. – No niech będzie. Mogę się... Fluttershy! Zostawisz ty wreszcie Psorasa w spokoju! </text:span></text:p>
      <text:p text:style-name="P6"/>
      <text:p text:style-name="P2"><text:span text:style-name="T2">Drżypłoszka niechętnie wypuściła swoją ofiarę z kopyt. Wyglądający jakby go przejechało stado jednokierunkowych magicznych wagonów silnikowych, Psoras czmychnął byle dalej od żółtej pegaz.</text:span></text:p>
      <text:p text:style-name="P6"/>
      <text:p text:style-name="P2"><text:span text:style-name="T2">– Będziesz mnie kochać! – Fluttershy szepnęła, aż się okna zatrzęsły.</text:span></text:p>
      <text:p text:style-name="P6"/>
      <text:p text:style-name="P2"><text:soft-page-break/><text:span text:style-name="T2">Gromadka kucy zajęła swe miejsca, czekając na wejście Dolara. Ten wszedł. Wypiął dumnie... brzuch. I tak zaczął się Pierwszy Ogólnopolski Szczyt Fanfikowy. Celestia rozejrzała się po sali. Same sławy. Mający chyba ochotę znów cmoknąć słoneczko Dolar. Kredke. Ściskający szklany sześcian z Drżypłoszką Albercik, Cahan z wiadrem sałaty, wystający z repliki tygrysa Spidi, Irwin siedzący pod stołem, Madeleine przebrana za pszczołę. Pouluna z paczką herbatników i Kingofhillestia łakomie na nie spoglądająca. I wiele innych. Jeszcze nigdy w historii nie zebrało się w jednym miejscu tyle fanfikorożców i fanfikorożek. I zaczęło się... Odgłos łamanych krzeseł mieszał się z krzykami. Szczyt był bardzo burzliwy i dynamiczny. Psoras znów został dynamicznie ściśnięty przez Drżypłoszkę.</text:span></text:p>
      <text:p text:style-name="P6"/>
      <text:p text:style-name="P2"><text:span text:style-name="T2">– Mówiłam, że będziesz mnie kochał – z obłąkanym wyrazem twarzy szepnęła mu do ucha. Psoras popędził ku Lunie. To tutaj szukał ratunku. Jednak księżniczka była zajęta rozmową z Madeleine.</text:span></text:p>
      <text:p text:style-name="P6"/>
      <text:p text:style-name="P2"><text:span text:style-name="T2">– Wasza Wysokość. Wiem, że alicorny żyją długo. A czy wie Wasza Wysokość jak długo umierają?</text:span></text:p>
      <text:p text:style-name="P6"/>
      <text:p text:style-name="P2"><text:span text:style-name="T2">– Celestia chyba z raz umarła – odpowiedziała Luna. – <text:s/>Zajęło jej to około sekundy. Coś w rodzaju: "Celestia szła ulicą. Umarła. Boże jaki żal".</text:span></text:p>
      <text:p text:style-name="P6"/>
      <text:p text:style-name="P2"><text:span text:style-name="T2">– A co z clopami? – padło mordercze pytanie. Celestia uciekła, oddając swe ciało we władanie Molestii.</text:span></text:p>
      <text:p text:style-name="P6"/>
      <text:p text:style-name="P2"><text:span text:style-name="T2">– Nie potraficie nawet dobrego clopa napisać! – zagrzmiała Molestia. – Za dużo czerwonej rury się naoglądaliście. Ja wam pokażę jak powinno to wyglądać. Fluttershy! Szykuj się, bedziem bipczeć! A wy patrzcie i się uczcie!</text:span></text:p>
      <text:p text:style-name="P6"/>
      <text:p text:style-name="P2"><text:span text:style-name="T2">Na szczęście Spidi odpalił ze swego tygrysa przeciwclopiącym, co skutecznie ostudziło zapał Molestii. Na jakieś dwie sekundy. A potem zaczęły się hulanki i swawole.</text:span></text:p>
      <text:p text:style-name="P6"/>
      <text:p text:style-name="P2"><text:span text:style-name="T2">– Tak to się robi – krzyknęła zdyszana Molestia. – Zapamiętali?</text:span></text:p>
      <text:p text:style-name="P6"/>
      <text:p text:style-name="P2"><text:span text:style-name="T2">Zebrani pokiwali głowami. Nie to żeby zapamiętali, ale szczyt miał dosyć ograniczony czas. Jeden Psoras doskoczył do Molestii. Padł na kolana i krzyknął:</text:span></text:p>
      <text:p text:style-name="P6"/>
      <text:p text:style-name="P2"><text:span text:style-name="T2"><text:s/>– Ceśka! Jam plota twego niegodzien całować! Wybawicielko!</text:span></text:p>
      <text:p text:style-name="P6"/>
      <text:p text:style-name="P2"><text:span text:style-name="T2">Istotnie. Pokaz wykończył Drzypłoszkę tak, że nie miała kompletnie siły na statkowanie się z Psorasem. Tymczasem szczyt ogarnęła niesamowita atmosfera. Pytania szły jeden za drugim, opinie padały z każdej strony.</text:span></text:p>
      <text:p text:style-name="P6"><text:soft-page-break/></text:p>
      <text:p text:style-name="P2"><text:span text:style-name="T2">– Zgadzam się!</text:span></text:p>
      <text:p text:style-name="P6"/>
      <text:p text:style-name="P2"><text:span text:style-name="T2">– Nope!</text:span></text:p>
      <text:p text:style-name="P6"/>
      <text:p text:style-name="P2"><text:span text:style-name="T2">– Ale jak to!</text:span></text:p>
      <text:p text:style-name="P6"/>
      <text:p text:style-name="P2"><text:span text:style-name="T2">– Nie będzie herbatnika!</text:span></text:p>
      <text:p text:style-name="P6"/>
      <text:p text:style-name="P2"><text:span text:style-name="T2">– Clop mit uns!</text:span></text:p>
      <text:p text:style-name="P6"/>
      <text:p text:style-name="P2"><text:span text:style-name="T2">– Dolar karmi gołębie szczawiową!</text:span></text:p>
      <text:p text:style-name="P6"/>
      <text:p text:style-name="P2"><text:span text:style-name="T2">– Opad ssie!</text:span></text:p>
      <text:p text:style-name="P6"/>
      <text:p text:style-name="P2"><text:span text:style-name="T2">Sala grzmiała. Pierwszy Ogólnopolski Szczyt Fanfikowy był więcej niż udany. Zmordowana grupa kucy wyszła w poszukiwaniu żarełka. Niestety Dolar nie wziął ze sobą kotletów. Wprawdzie Chrysalis zaproponowała przerobienie na kotlety jednego z uczestników, jednak Molestia po oględzinach zebranych stwierdziła, że oprócz Dolara to zabiedzeni jacyś, a Dolar jest potrzebny do zrobienia tegoż specjału. Na szczęście w bufecie były Tosty. I choć bez Smoczych Łez, to i tak mordki się cieszyły.</text:span></text:p>
      <text:p text:style-name="P6"/>
      <text:p text:style-name="P7">---</text:p>
      <text:p text:style-name="P7"/>
      <text:p text:style-name="P2"><text:span text:style-name="T2">– Witam, jestem Księżniczka Pouluna, a to księżniczka Kingofhillestia. Opowiemy dziś o Opadowych Fanfikach. Ale to bez spoilera – zaczął swą przemowę jeden z tłumaczorożców.</text:span></text:p>
      <text:p text:style-name="P6"/>
      <text:p text:style-name="P2"><text:span text:style-name="T2">Na wielkim ekranie wyświetlano jak najbardziej spoilerowe arty z fanfika.</text:span></text:p>
      <text:p text:style-name="P6"/>
      <text:p text:style-name="P2"><text:span text:style-name="T2">– No więc Mała Pipa wyruszyła z bezspoilera w poszukiwaniu bezspoilera. Potem dołączył do niej bezspoiler i razem bezspoilerowali się bezspoilera. </text:span></text:p>
      <text:p text:style-name="P6"/>
      <text:p text:style-name="P2"><text:span text:style-name="T2">– Spoiler! – ryknęła Chrysalis – Nie będzie herbatnika!</text:span></text:p>
      <text:p text:style-name="P6"/>
      <text:p text:style-name="P2"><text:span text:style-name="T2">Siedząca niedaleko Sweetie Belle posmutniała. Straszne wspomnienia z dorywczej pracy, jaką złapała na wakacje, powróciły.</text:span></text:p>
      <text:p text:style-name="P6"/>
      <text:p text:style-name="P2"><text:span text:style-name="T2">– Zostań gaśnicą, mówili. Będą herbatniki, mówili. Takiego wała jak Equestria cała! – krzyknęła. – Ja... naprawdę chciałam wtedy tego herbatnika... naprawdę... – Kilka łez spłynęło jej po twarzy. Celestia, widząc, co się dzieje, szybko wyżuliła od Maud karton </text:span><text:soft-page-break/><text:span text:style-name="T2">lajkucyków. Uradowana Sweetie Belle zajęła się wcinaniem, nie wiedząc, że lajkucyki robią tylko krakersy. </text:span></text:p>
      <text:p text:style-name="P6"/>
      <text:p text:style-name="P2"><text:span text:style-name="T2">– ... A potem bezspoilery znalazły bezspoilera i po wielkim i epickim bezspoilerze kończy się fanfik....</text:span></text:p>
      <text:p text:style-name="P6"/>
      <text:p text:style-name="P2"><text:span text:style-name="T2">Wypowiedź przerwało głośne chrapanie. Szybko zidentyfikowano sprawcę całego zamieszania, jednak wybaczono mu tylko ze względu na świetne kotlety.</text:span></text:p>
      <text:p text:style-name="P6"/>
      <text:p text:style-name="P2"><text:span text:style-name="T2">I choć ciężko było cokolwiek opowiedzieć o Opadzie, uniknąwszy spoilerów, również i ta część wyszła świetnie. Nagrodzony gromkimi brawami Zespół O znowu błysnął.</text:span></text:p>
      <text:p text:style-name="P6"/>
      <text:p text:style-name="P7">---</text:p>
      <text:p text:style-name="P7"/>
      <text:p text:style-name="P4"><text:span text:style-name="T2">Śpiewający Mkr to zbyt wielka trauma i lepiej o tym zapomnieć. </text:span></text:p>
      <text:p text:style-name="P7"/>
      <text:p text:style-name="P7">---</text:p>
      <text:p text:style-name="P7"/>
      <text:p text:style-name="P2"><text:span text:style-name="T2">– Długo on tam siedzi? – zapytała Celestia. – Trzeba by go może ratować czy coś. A jak się utopi?</text:span></text:p>
      <text:p text:style-name="P6"/>
      <text:p text:style-name="P2"><text:span text:style-name="T2">– Pod prysznicem? Jak można się utopić pod prysznicem?</text:span></text:p>
      <text:p text:style-name="P6"/>
      <text:p text:style-name="P2"><text:span text:style-name="T2">– Nie takie rzeczy my ze szwagrem po pijaku robiliśmy – odpowiedziała Celestia. – Ale w końcu to jestem księżniczką i muszę ruszyć na ratunek swym poddanym!</text:span></text:p>
      <text:p text:style-name="P6"/>
      <text:p text:style-name="P2"><text:span text:style-name="T2">Celestia na pełnej... Kryśce... wpadła do kibla. I oniemiała. Zaraz po tym wybiegła z wyrazem przerażenia w oczach. Molestia miała za to spory zaciesz.</text:span></text:p>
      <text:p text:style-name="P6"/>
      <text:p text:style-name="P2"><text:span text:style-name="T2">– Poke, poke, poke... – mamrotała do siebie Pani Dnia.</text:span></text:p>
      <text:p text:style-name="P6"/>
      <text:p text:style-name="P2"><text:span text:style-name="T1">Droga Księżniczko Celestio</text:span></text:p>
      <text:p text:style-name="P5"/>
      <text:p text:style-name="P2"><text:span text:style-name="T1">Nieważne jak bardzo zaliczysz zgona. Zawsze znajdzie się przyjaciel, który z wielkim poświęceniem będzie dziubał cię rogiem po zadku, bylebyś się obudził…</text:span></text:p>
      <text:p text:style-name="P2"><text:span text:style-name="T1">… i zwolnił wreszcie prysznic.</text:span></text:p>
      <text:p text:style-name="P3"><text:span text:style-name="T1">Twój wierny poddany Mc'Ther.</text:span></text:p>
      <text:p text:style-name="P8"/>
      <text:p text:style-name="P2"><text:soft-page-break/><text:span text:style-name="T2">Odcinek poświęcony VII Wrocławskiemu Meetowi, na którym miałem przyjemność być i świetnie się bawić. Wielkie podziękowania dla Dolara za gościnę, organizatorom za świetny meet, uczestnikom za świetną atmosferę. </text:span></text:p>
      <text:p text:style-name="P6"/>
      <text:p text:style-name="P2"><text:span text:style-name="T2">Specjalne pozdrowienia dla Kamishy:)</text:span></text:p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/>
    <meta:initial-creator/>
    <meta:editing-cycles>2</meta:editing-cycles>
    <dc:date>2014-12-23T05:05:01.656000000</dc:date>
    <meta:editing-duration>PT58M35S</meta:editing-duration>
    <meta:document-statistic meta:table-count="0" meta:image-count="0" meta:object-count="0" meta:page-count="6" meta:paragraph-count="69" meta:word-count="1212" meta:character-count="8552" meta:non-whitespace-character-count="7308"/>
  </office:meta>
</office:document-meta>
</file>